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c5e4" officeooo:paragraph-rsid="001ec5e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ec5e4" officeooo:paragraph-rsid="001ec5e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2pt" fo:font-weight="normal" officeooo:rsid="001ec5e4" officeooo:paragraph-rsid="001ec5e4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c5e4" officeooo:paragraph-rsid="001ec5e4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style:font-name="sans-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5</text:p>
      <text:p text:style-name="P2">Операция в общей области памяти называется <text:span text:style-name="T1">атомарной</text:span>, если она завершается в один шаг относительно других потоков, имеющих доступ к этой памяти. Во время выполнения такой операции над переменной, ни один поток не может наблюдать изменение наполовину завершенным. Атомарная загрузка гарантирует, что переменная будет загружена целиком в один момент времени. Неатомарные операции не дают такой гарантии.</text:p>
      <text:p text:style-name="P2"/>
      <text:p text:style-name="P3">Цели многопоточного программирования без блокировок</text:p>
      <text:p text:style-name="P4">▪ <text:span text:style-name="T2">Повышение масштабируемости путём сокращения блокировок и ожиданий в алгоритмах и структурах данных.</text:span></text:p>
      <text:p text:style-name="P4"><text:span text:style-name="T2"/></text:p>
      <text:p text:style-name="P4">▪ <text:span text:style-name="T2">Решение проблем, связанных с блокировками:</text:span></text:p>
      <text:p text:style-name="P4">▫ <text:span text:style-name="T2">Гонки: нужно не забыть заблокировать, причём именно нужный участок кода</text:span></text:p>
      <text:p text:style-name="P4">▫ <text:span text:style-name="T2">Дедлоки: необходимо запирать в нужном порядке различные потоки</text:span></text:p>
      <text:p text:style-name="P4">▫ <text:span text:style-name="T2">Сложность выбора критической секции (простота или масштабируемость)</text:span></text:p>
      <text:p text:style-name="P4">▫ <text:span text:style-name="T2">Голоданеие, инверсия приоритетов и др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6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08:17:43.322562073</meta:creation-date>
    <dc:date>2015-06-02T08:40:17.474136002</dc:date>
    <meta:editing-duration>PT21M5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15" meta:character-count="856" meta:non-whitespace-character-count="750"/>
  </office:meta>
</office:document-meta>
</file>